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663300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 table:print="false">
        <table:table-column table:style-name="co2" table:number-columns-repeated="52" table:default-cell-style-name="Default"/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8:50:51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56S</meta:editing-duration>
    <meta:editing-cycles>15</meta:editing-cycles>
    <meta:generator>LibreOffice/5.1.3.2$Windows_x86 LibreOffice_project/644e4637d1d8544fd9f56425bd6cec110e49301b</meta:generator>
    <dc:date>2017-01-19T18:56:57.214000000</dc:date>
    <meta:document-statistic meta:table-count="3" meta:cell-count="2652" meta:object-count="0"/>
    <meta:user-defined meta:name="Info 1"/>
    <meta:user-defined meta:name="Info 2"/>
    <meta:user-defined meta:name="Info 3"/>
    <meta:user-defined meta:name="Info 4"/>
  </office:meta>
</office:document-meta>
</file>